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GS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96">
            <text:p>296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702.025515561483">
            <text:p>$702,03</text:p>
          </table:table-cell>
          <table:table-cell table:style-name="ce5" table:formula="of:=[.F2]-[.B3]/[.B4]" office:value-type="currency" office:currency="USD" office:value="702.025515561483">
            <text:p>$702,03</text:p>
          </table:table-cell>
          <table:table-cell table:style-name="ce15" table:formula="of:=[.G2]/1.1" office:value-type="currency" office:currency="EUR" office:value="638.205014146802">
            <text:p>638,21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550.530560448424">
            <text:p>$550,53</text:p>
          </table:table-cell>
          <table:table-cell table:style-name="ce7" table:formula="of:=[.F3]-[.B3]/[.B4]" office:value-type="currency" office:currency="USD" office:value="550.530560448424">
            <text:p>$550,53</text:p>
          </table:table-cell>
          <table:table-cell table:style-name="ce16" table:formula="of:=[.G3]/1.1" office:value-type="currency" office:currency="EUR" office:value="500.482327680385">
            <text:p>500,48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494.033652916299">
            <text:p>494,03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344">
            <text:p>0,344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363.56789413289">
            <text:p>$363,57</text:p>
          </table:table-cell>
          <table:table-cell table:style-name="ce14" table:formula="of:=[.F4]-[.B3]/[.B4]" office:value-type="currency" office:currency="USD" office:value="363.56789413289">
            <text:p>$363,57</text:p>
          </table:table-cell>
          <table:table-cell table:style-name="ce17" table:formula="of:=[.G4]/1.1" office:value-type="currency" office:currency="EUR" office:value="330.516267393537">
            <text:p>330,52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1.53">
            <text:p>$51,53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3">
            <text:p>13</text:p>
          </table:table-cell>
          <table:table-cell table:style-name="Default"/>
          <table:table-cell table:style-name="ce1"/>
          <table:table-cell table:style-name="Default"/>
          <table:table-cell table:style-name="ce2" table:formula="of:=1-[.B2]/[.J3]" office:value-type="percentage" office:value="0.400850532645497">
            <text:p>40,09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5.765">
            <text:p>$25,77</text:p>
          </table:table-cell>
          <table:table-cell table:style-name="ce5"/>
          <table:table-cell table:style-name="ce5" table:formula="of:=[.B8]/(1+[.D2])^(1/4)" office:value-type="currency" office:currency="USD" office:value="25.3328587948802">
            <text:p>$25,33</text:p>
          </table:table-cell>
          <table:table-cell table:style-name="ce7" table:formula="of:=[.B5]/2" office:value-type="currency" office:currency="USD" office:value="25.765">
            <text:p>$25,77</text:p>
          </table:table-cell>
          <table:table-cell table:style-name="ce7"/>
          <table:table-cell table:style-name="ce7" table:formula="of:=[.E8]/(1+[.D3])^(1/4)" office:value-type="currency" office:currency="USD" office:value="25.2448452163413">
            <text:p>$25,24</text:p>
          </table:table-cell>
          <table:table-cell table:style-name="ce8" table:formula="of:=[.B5]/2" office:value-type="currency" office:currency="USD" office:value="25.765">
            <text:p>$25,77</text:p>
          </table:table-cell>
          <table:table-cell table:style-name="ce8"/>
          <table:table-cell table:style-name="ce8" table:formula="of:=[.H8]/(1+[.D4])^(1/4)" office:value-type="currency" office:currency="USD" office:value="25.1583396205101">
            <text:p>$25,1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40.7087">
            <text:p>$40,71</text:p>
          </table:table-cell>
          <table:table-cell office:value-type="percentage" office:value="-0.21">
            <text:p>-21,00%</text:p>
          </table:table-cell>
          <table:table-cell table:formula="of:=[.B9]/(1+[.$D$2])^[.A9]" office:value-type="currency" office:currency="USD" office:value="38.0455140186916">
            <text:p>$38,05</text:p>
          </table:table-cell>
          <table:table-cell table:formula="of:=[.B5]*(1+[.F9])" office:value-type="currency" office:currency="USD" office:value="38.1322">
            <text:p>$38,13</text:p>
          </table:table-cell>
          <table:table-cell office:value-type="percentage" office:value="-0.26">
            <text:p>-26,00%</text:p>
          </table:table-cell>
          <table:table-cell table:formula="of:=[.E9]/(1+[.$D$3])^[.A9]" office:value-type="currency" office:currency="USD" office:value="35.1448847926267">
            <text:p>$35,14</text:p>
          </table:table-cell>
          <table:table-cell table:formula="of:=[.B5]*(1+[.I9])" office:value-type="currency" office:currency="USD" office:value="33.4945">
            <text:p>$33,49</text:p>
          </table:table-cell>
          <table:table-cell office:value-type="percentage" office:value="-0.35">
            <text:p>-35,00%</text:p>
          </table:table-cell>
          <table:table-cell table:formula="of:=[.H9]/(1+[.$D$4])^[.A9]" office:value-type="currency" office:currency="USD" office:value="30.4495454545455">
            <text:p>$30,4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43.151222">
            <text:p>$43,15</text:p>
          </table:table-cell>
          <table:table-cell office:value-type="percentage" office:value="0.06">
            <text:p>6,00%</text:p>
          </table:table-cell>
          <table:table-cell table:formula="of:=[.B10]/(1+[.$D$2])^[.A10]" office:value-type="currency" office:currency="USD" office:value="37.689948467115">
            <text:p>$37,69</text:p>
          </table:table-cell>
          <table:table-cell table:formula="of:=[.E9]*(1+[.F10])" office:value-type="currency" office:currency="USD" office:value="39.657488">
            <text:p>$39,66</text:p>
          </table:table-cell>
          <table:table-cell office:value-type="percentage" office:value="0.04">
            <text:p>4,00%</text:p>
          </table:table-cell>
          <table:table-cell table:formula="of:=[.E10]/(1+[.$D$3])^[.A10]" office:value-type="currency" office:currency="USD" office:value="33.6872628427021">
            <text:p>$33,69</text:p>
          </table:table-cell>
          <table:table-cell table:formula="of:=[.H9]*(1+[.I10])" office:value-type="currency" office:currency="USD" office:value="32.82461">
            <text:p>$32,82</text:p>
          </table:table-cell>
          <table:table-cell office:value-type="percentage" office:value="-0.02">
            <text:p>-2,00%</text:p>
          </table:table-cell>
          <table:table-cell table:formula="of:=[.H10]/(1+[.$D$4])^[.A10]" office:value-type="currency" office:currency="USD" office:value="27.1277768595041">
            <text:p>$27,1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46.60331976">
            <text:p>$46,60</text:p>
          </table:table-cell>
          <table:table-cell office:value-type="percentage" office:value="0.08">
            <text:p>8,00%</text:p>
          </table:table-cell>
          <table:table-cell table:formula="of:=[.B11]/(1+[.$D$2])^[.A11]" office:value-type="currency" office:currency="USD" office:value="38.0421909761535">
            <text:p>$38,04</text:p>
          </table:table-cell>
          <table:table-cell table:formula="of:=[.E10]*(1+[.F11])" office:value-type="currency" office:currency="USD" office:value="42.03693728">
            <text:p>$42,04</text:p>
          </table:table-cell>
          <table:table-cell office:value-type="percentage" office:value="0.06">
            <text:p>6,00%</text:p>
          </table:table-cell>
          <table:table-cell table:formula="of:=[.E11]/(1+[.$D$3])^[.A11]" office:value-type="currency" office:currency="USD" office:value="32.9110586297366">
            <text:p>$32,91</text:p>
          </table:table-cell>
          <table:table-cell table:formula="of:=[.H10]*(1+[.I11])" office:value-type="currency" office:currency="USD" office:value="32.1681178">
            <text:p>$32,17</text:p>
          </table:table-cell>
          <table:table-cell office:value-type="percentage" office:value="-0.02">
            <text:p>-2,00%</text:p>
          </table:table-cell>
          <table:table-cell table:formula="of:=[.H11]/(1+[.$D$4])^[.A11]" office:value-type="currency" office:currency="USD" office:value="24.1683830202855">
            <text:p>$24,1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47.5353861552">
            <text:p>$47,54</text:p>
          </table:table-cell>
          <table:table-cell office:value-type="percentage" office:value="0.02">
            <text:p>2,00%</text:p>
          </table:table-cell>
          <table:table-cell table:formula="of:=[.B12]/(1+[.$D$2])^[.A12]" office:value-type="currency" office:currency="USD" office:value="36.2645185006323">
            <text:p>$36,26</text:p>
          </table:table-cell>
          <table:table-cell table:formula="of:=[.E11]*(1+[.F12])" office:value-type="currency" office:currency="USD" office:value="42.4573066528">
            <text:p>$42,46</text:p>
          </table:table-cell>
          <table:table-cell office:value-type="percentage" office:value="0.01">
            <text:p>1,00%</text:p>
          </table:table-cell>
          <table:table-cell table:formula="of:=[.E12]/(1+[.$D$3])^[.A12]" office:value-type="currency" office:currency="USD" office:value="30.6361006599392">
            <text:p>$30,64</text:p>
          </table:table-cell>
          <table:table-cell table:formula="of:=[.H11]*(1+[.I12])" office:value-type="currency" office:currency="USD" office:value="31.524755444">
            <text:p>$31,52</text:p>
          </table:table-cell>
          <table:table-cell office:value-type="percentage" office:value="-0.02">
            <text:p>-2,00%</text:p>
          </table:table-cell>
          <table:table-cell table:formula="of:=[.H12]/(1+[.$D$4])^[.A12]" office:value-type="currency" office:currency="USD" office:value="21.5318321453453">
            <text:p>$21,5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48.486093878304">
            <text:p>$48,49</text:p>
          </table:table-cell>
          <table:table-cell office:value-type="percentage" office:value="0.02">
            <text:p>2,00%</text:p>
          </table:table-cell>
          <table:table-cell table:formula="of:=[.B13]/(1+[.$D$2])^[.A13]" office:value-type="currency" office:currency="USD" office:value="34.5699148323785">
            <text:p>$34,57</text:p>
          </table:table-cell>
          <table:table-cell table:formula="of:=[.E12]*(1+[.F13])" office:value-type="currency" office:currency="USD" office:value="42.881879719328">
            <text:p>$42,88</text:p>
          </table:table-cell>
          <table:table-cell office:value-type="percentage" office:value="0.01">
            <text:p>1,00%</text:p>
          </table:table-cell>
          <table:table-cell table:formula="of:=[.E13]/(1+[.$D$3])^[.A13]" office:value-type="currency" office:currency="USD" office:value="28.5183978493443">
            <text:p>$28,52</text:p>
          </table:table-cell>
          <table:table-cell table:formula="of:=[.H12]*(1+[.I13])" office:value-type="currency" office:currency="USD" office:value="30.89426033512">
            <text:p>$30,89</text:p>
          </table:table-cell>
          <table:table-cell office:value-type="percentage" office:value="-0.02">
            <text:p>-2,00%</text:p>
          </table:table-cell>
          <table:table-cell table:formula="of:=[.H13]/(1+[.$D$4])^[.A13]" office:value-type="currency" office:currency="USD" office:value="19.1829050022167">
            <text:p>$19,1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49.4558157558701">
            <text:p>$49,46</text:p>
          </table:table-cell>
          <table:table-cell office:value-type="percentage" office:value="0.02">
            <text:p>2,00%</text:p>
          </table:table-cell>
          <table:table-cell table:formula="of:=[.B14]/(1+[.$D$2])^[.A14]" office:value-type="currency" office:currency="USD" office:value="32.9544982514262">
            <text:p>$32,95</text:p>
          </table:table-cell>
          <table:table-cell table:formula="of:=[.E13]*(1+[.F14])" office:value-type="currency" office:currency="USD" office:value="43.3106985165213">
            <text:p>$43,31</text:p>
          </table:table-cell>
          <table:table-cell office:value-type="percentage" office:value="0.01">
            <text:p>1,00%</text:p>
          </table:table-cell>
          <table:table-cell table:formula="of:=[.E14]/(1+[.$D$3])^[.A14]" office:value-type="currency" office:currency="USD" office:value="26.5470800256569">
            <text:p>$26,55</text:p>
          </table:table-cell>
          <table:table-cell table:formula="of:=[.H13]*(1+[.I14])" office:value-type="currency" office:currency="USD" office:value="30.2763751284176">
            <text:p>$30,28</text:p>
          </table:table-cell>
          <table:table-cell office:value-type="percentage" office:value="-0.02">
            <text:p>-2,00%</text:p>
          </table:table-cell>
          <table:table-cell table:formula="of:=[.H14]/(1+[.$D$4])^[.A14]" office:value-type="currency" office:currency="USD" office:value="17.0902244565203">
            <text:p>$17,0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50.4449320709875">
            <text:p>$50,44</text:p>
          </table:table-cell>
          <table:table-cell office:value-type="percentage" office:value="0.02">
            <text:p>2,00%</text:p>
          </table:table-cell>
          <table:table-cell table:formula="of:=[.B15]/(1+[.$D$2])^[.A15]" office:value-type="currency" office:currency="USD" office:value="31.4145684265932">
            <text:p>$31,41</text:p>
          </table:table-cell>
          <table:table-cell table:formula="of:=[.E14]*(1+[.F15])" office:value-type="currency" office:currency="USD" office:value="43.7438055016865">
            <text:p>$43,74</text:p>
          </table:table-cell>
          <table:table-cell office:value-type="percentage" office:value="0.01">
            <text:p>1,00%</text:p>
          </table:table-cell>
          <table:table-cell table:formula="of:=[.E15]/(1+[.$D$3])^[.A15]" office:value-type="currency" office:currency="USD" office:value="24.7120284109802">
            <text:p>$24,71</text:p>
          </table:table-cell>
          <table:table-cell table:formula="of:=[.H14]*(1+[.I15])" office:value-type="currency" office:currency="USD" office:value="30.2763751284176">
            <text:p>$30,28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15.5365676877457">
            <text:p>$15,5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51.4538307124072">
            <text:p>$51,45</text:p>
          </table:table-cell>
          <table:table-cell office:value-type="percentage" office:value="0.02">
            <text:p>2,00%</text:p>
          </table:table-cell>
          <table:table-cell table:formula="of:=[.B16]/(1+[.$D$2])^[.A16]" office:value-type="currency" office:currency="USD" office:value="29.9465979393692">
            <text:p>$29,95</text:p>
          </table:table-cell>
          <table:table-cell table:formula="of:=[.E15]*(1+[.F16])" office:value-type="currency" office:currency="USD" office:value="44.1812435567034">
            <text:p>$44,18</text:p>
          </table:table-cell>
          <table:table-cell office:value-type="percentage" office:value="0.01">
            <text:p>1,00%</text:p>
          </table:table-cell>
          <table:table-cell table:formula="of:=[.E16]/(1+[.$D$3])^[.A16]" office:value-type="currency" office:currency="USD" office:value="23.0038236821106">
            <text:p>$23,00</text:p>
          </table:table-cell>
          <table:table-cell table:formula="of:=[.H15]*(1+[.I16])" office:value-type="currency" office:currency="USD" office:value="30.2763751284176">
            <text:p>$30,28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14.1241524434052">
            <text:p>$14,1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52.4829073266554">
            <text:p>$52,48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USD" office:value="28.5472242038847">
            <text:p>$28,55</text:p>
          </table:table-cell>
          <table:table-cell table:formula="of:=[.E16]*(1+[.F17])" office:value-type="currency" office:currency="USD" office:value="44.6230559922704">
            <text:p>$44,62</text:p>
          </table:table-cell>
          <table:table-cell office:value-type="percentage" office:value="0.01">
            <text:p>1,00%</text:p>
          </table:table-cell>
          <table:table-cell table:formula="of:=[.E17]/(1+[.$D$3])^[.A17]" office:value-type="currency" office:currency="USD" office:value="21.4136976211352">
            <text:p>$21,41</text:p>
          </table:table-cell>
          <table:table-cell table:formula="of:=[.H16]*(1+[.I17])" office:value-type="currency" office:currency="USD" office:value="30.2763751284176">
            <text:p>$30,28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12.8401385849138">
            <text:p>$12,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53.5325654731885">
            <text:p>$53,53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USD" office:value="27.2132417644508">
            <text:p>$27,21</text:p>
          </table:table-cell>
          <table:table-cell table:formula="of:=[.E17]*(1+[.F18])" office:value-type="currency" office:currency="USD" office:value="45.0692865521931">
            <text:p>$45,07</text:p>
          </table:table-cell>
          <table:table-cell office:value-type="percentage" office:value="0.01">
            <text:p>1,00%</text:p>
          </table:table-cell>
          <table:table-cell table:formula="of:=[.E18]/(1+[.$D$3])^[.A18]" office:value-type="currency" office:currency="USD" office:value="19.9334881081535">
            <text:p>$19,93</text:p>
          </table:table-cell>
          <table:table-cell table:formula="of:=[.H17]*(1+[.I18])" office:value-type="currency" office:currency="USD" office:value="30.2763751284176">
            <text:p>$30,28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11.6728532590126">
            <text:p>$11,67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360.021076175575">
            <text:p>$360,02</text:p>
          </table:table-cell>
          <table:table-cell/>
          <table:table-cell table:style-name="ce7"/>
          <table:table-cell table:formula="of:=SUM([.G8:.G18])" office:value-type="currency" office:currency="USD" office:value="301.752667838727">
            <text:p>$301,75</text:p>
          </table:table-cell>
          <table:table-cell/>
          <table:table-cell table:style-name="ce8"/>
          <table:table-cell table:formula="of:=SUM([.J8:.J18])" office:value-type="currency" office:currency="USD" office:value="218.882718534005">
            <text:p>$218,88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695.923351151451">
            <text:p>$695,92</text:p>
          </table:table-cell>
          <table:table-cell table:style-name="ce5"/>
          <table:table-cell table:formula="of:=[.B20]/(1+[.D2])^([.A18]+1/2)" office:value-type="currency" office:currency="USD" office:value="342.004439385908">
            <text:p>$342,00</text:p>
          </table:table-cell>
          <table:table-cell table:formula="of:=[.E18]*[.D5]" office:value-type="currency" office:currency="USD" office:value="585.90072517851">
            <text:p>$585,90</text:p>
          </table:table-cell>
          <table:table-cell table:style-name="ce7"/>
          <table:table-cell table:formula="of:=[.E20]/(1+[.D3])^([.A18]+1/2)" office:value-type="currency" office:currency="USD" office:value="248.777892609697">
            <text:p>$248,78</text:p>
          </table:table-cell>
          <table:table-cell table:formula="of:=[.H18]*[.D5]" office:value-type="currency" office:currency="USD" office:value="393.592876669429">
            <text:p>$393,59</text:p>
          </table:table-cell>
          <table:table-cell table:style-name="ce8"/>
          <table:table-cell table:formula="of:=[.H20]/(1+[.D4])^([.A18]+1/2)" office:value-type="currency" office:currency="USD" office:value="144.685175598886">
            <text:p>$144,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4">04.06.2022</text:date>, <text:time>20:30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6-04T20:30:35.14</dc:date>
    <dc:creator>aaa </dc:creator>
    <meta:editing-duration>P2DT22H45M14S</meta:editing-duration>
    <meta:editing-cycles>47</meta:editing-cycles>
    <meta:generator>OpenOffice/4.1.5$Win32 OpenOffice.org_project/415m1$Build-9789</meta:generator>
    <meta:document-statistic meta:table-count="5" meta:cell-count="692" meta:object-count="0"/>
  </office:meta>
</office:document-meta>
</file>